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1e5abd" officeooo:paragraph-rsid="0021cd03"/>
    </style:style>
    <style:style style:name="P2" style:family="paragraph" style:parent-style-name="Heading_20_1">
      <style:text-properties officeooo:rsid="002398ad" officeooo:paragraph-rsid="002398ad"/>
    </style:style>
    <style:style style:name="P3" style:family="paragraph" style:parent-style-name="Heading_20_1">
      <style:text-properties officeooo:rsid="002461c5" officeooo:paragraph-rsid="002461c5"/>
    </style:style>
    <style:style style:name="P4" style:family="paragraph" style:parent-style-name="Standard">
      <style:paragraph-properties fo:text-align="start" style:justify-single-word="false"/>
      <style:text-properties officeooo:rsid="001e5abd" officeooo:paragraph-rsid="0021cd03"/>
    </style:style>
    <style:style style:name="P5" style:family="paragraph" style:parent-style-name="Standard">
      <style:text-properties officeooo:rsid="002398ad" officeooo:paragraph-rsid="002398ad"/>
    </style:style>
    <style:style style:name="P6" style:family="paragraph" style:parent-style-name="Standard">
      <style:text-properties officeooo:rsid="002461c5" officeooo:paragraph-rsid="002461c5"/>
    </style:style>
    <style:style style:name="P7" style:family="paragraph" style:parent-style-name="Text_20_body">
      <style:text-properties officeooo:rsid="0021cd03" officeooo:paragraph-rsid="0021cd03"/>
    </style:style>
    <style:style style:name="P8" style:family="paragraph" style:parent-style-name="Title">
      <style:text-properties officeooo:rsid="0021cd03" officeooo:paragraph-rsid="0021cd03"/>
    </style:style>
    <style:style style:name="T1" style:family="text">
      <style:text-properties officeooo:rsid="0021cd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Исходный код</text:p>
      <text:p text:style-name="Text_20_body"><text:a xlink:type="simple" xlink:href="https://github.com/Valetoriy/OOPCurse" text:style-name="Internet_20_link" text:visited-style-name="Visited_20_Internet_20_Link">https://github.com/Valetoriy/OOPCurse</text:a></text:p>
      <text:p text:style-name="P7">Программы нужные для сборки проекта: С++ компилятор, CMake, Ninja</text:p>
      <text:h text:style-name="Heading_20_1" text:outline-level="1"><text:span text:style-name="T1">build.sh</text:span>:</text:h>
      <text:p text:style-name="Standard">cmake -G Ninja -S . -B "./build" -DCMAKE_EXPORT_COMPILE_COMMANDS=1</text:p>
      <text:p text:style-name="Standard">cmake --build "./build"</text:p>
      <text:p text:style-name="Standard">mv build/CURSE .</text:p>
      <text:h text:style-name="P1" text:outline-level="1"><text:span text:style-name="T1">CMakeLists.txt</text:span>:</text:h>
      <text:p text:style-name="P4">cmake_minimum_required(VERSION 3.23.2)</text:p>
      <text:p text:style-name="P4">set(CMAKE_CXX_STANDARD 23)</text:p>
      <text:p text:style-name="P4">set(CMAKE_CXX_EXTENSIONS OFF)</text:p>
      <text:p text:style-name="P4">include(CheckIPOSupported)</text:p>
      <text:p text:style-name="P4">check_ipo_supported(RESULT supported OUTPUT error)</text:p>
      <text:p text:style-name="P4"/>
      <text:p text:style-name="P4">project(CURSE LANGUAGES C CXX)</text:p>
      <text:p text:style-name="P4"/>
      <text:p text:style-name="P4">include_directories(extern)</text:p>
      <text:p text:style-name="P4"/>
      <text:p text:style-name="P4">add_executable(${PROJECT_NAME} </text:p>
      <text:p text:style-name="P4"><text:s text:c="4"/>extern/glad.c</text:p>
      <text:p text:style-name="P4"><text:s text:c="4"/>extern/stb_image.cpp</text:p>
      <text:p text:style-name="P4"><text:s text:c="4"/>src/Shader.cpp</text:p>
      <text:p text:style-name="P4"><text:s text:c="4"/>src/GLContext.cpp</text:p>
      <text:p text:style-name="P4"><text:s text:c="4"/>src/Entity.cpp</text:p>
      <text:p text:style-name="P4"><text:s text:c="4"/>src/main.cpp)</text:p>
      <text:p text:style-name="P4"/>
      <text:p text:style-name="P4">set_property(TARGET ${PROJECT_NAME} PROPERTY INTERPROCEDURAL_OPTIMIZATION TRUE)</text:p>
      <text:p text:style-name="P4"/>
      <text:p text:style-name="P4">target_link_libraries(${PROJECT_NAME} PUBLIC</text:p>
      <text:p text:style-name="P4"><text:s text:c="4"/># -fsanitize=address,leak,undefined</text:p>
      <text:p text:style-name="P4"><text:s text:c="4"/>-lglfw -lGL -lX11 -lpthread -lXrandr -lXi -ldl</text:p>
      <text:p text:style-name="P4">)</text:p>
      <text:p text:style-name="P4"/>
      <text:p text:style-name="P4">target_compile_options(${PROJECT_NAME} PUBLIC</text:p>
      <text:p text:style-name="P4"><text:s text:c="4"/># -fsanitize=address,leak,undefined</text:p>
      <text:p text:style-name="P4"><text:s text:c="4"/># -Og</text:p>
      <text:p text:style-name="P4"><text:s text:c="4"/>-Ofast</text:p>
      <text:p text:style-name="P4"><text:s text:c="4"/>-Wall -Wextra -Wpedantic -Wconversion</text:p>
      <text:p text:style-name="P4">)</text:p>
      <text:h text:style-name="P2" text:outline-level="1"><text:soft-page-break/>BallFS.glsl:</text:h>
      <text:p text:style-name="P5">#version 330 core</text:p>
      <text:p text:style-name="P5"/>
      <text:p text:style-name="P5">out vec4 Color;</text:p>
      <text:p text:style-name="P5"/>
      <text:p text:style-name="P5">in vec2 TexCoord;</text:p>
      <text:p text:style-name="P5"/>
      <text:p text:style-name="P5">uniform sampler2D tex;</text:p>
      <text:p text:style-name="P5"/>
      <text:p text:style-name="P5">void main() {</text:p>
      <text:p text:style-name="P5"><text:s text:c="4"/>Color = texture(tex, TexCoord);</text:p>
      <text:p text:style-name="P5">}</text:p>
      <text:h text:style-name="P2" text:outline-level="1">BallVS.glsl:</text:h>
      <text:p text:style-name="P5">#version 330 core</text:p>
      <text:p text:style-name="P5"/>
      <text:p text:style-name="P5">layout (location = 0) in vec2 aPos;</text:p>
      <text:p text:style-name="P5">layout (location = 1) in vec2 aTexCoord;</text:p>
      <text:p text:style-name="P5"/>
      <text:p text:style-name="P5">out vec2 TexCoord;</text:p>
      <text:p text:style-name="P5"/>
      <text:p text:style-name="P5">uniform float x_o;</text:p>
      <text:p text:style-name="P5">uniform float y_o;</text:p>
      <text:p text:style-name="P5"/>
      <text:p text:style-name="P5">void main() {</text:p>
      <text:p text:style-name="P5"><text:s text:c="4"/>gl_Position = vec4(aPos.x + x_o, aPos.y + y_o, 0, 1);</text:p>
      <text:p text:style-name="P5"><text:s text:c="4"/>TexCoord = aTexCoord;</text:p>
      <text:p text:style-name="P5">}</text:p>
      <text:h text:style-name="P2" text:outline-level="1">BoardFS.glsl:</text:h>
      <text:p text:style-name="P5">#version 330 core</text:p>
      <text:p text:style-name="P5"/>
      <text:p text:style-name="P5">out vec4 Color;</text:p>
      <text:p text:style-name="P5"/>
      <text:p text:style-name="P5">void main() {</text:p>
      <text:p text:style-name="P5"><text:s text:c="4"/>Color = vec4(1, 1, 1, 1);</text:p>
      <text:p text:style-name="P5">}</text:p>
      <text:h text:style-name="P2" text:outline-level="1">BoardVS.glsl:</text:h>
      <text:p text:style-name="P5">#version 330 core</text:p>
      <text:p text:style-name="P5"/>
      <text:p text:style-name="P5">layout (location = 0) in vec2 aPos;</text:p>
      <text:p text:style-name="P5"/>
      <text:p text:style-name="P5">uniform float x_o;</text:p>
      <text:p text:style-name="P5">uniform float y_o;</text:p>
      <text:p text:style-name="P5"><text:soft-page-break/></text:p>
      <text:p text:style-name="P5">void main() {</text:p>
      <text:p text:style-name="P5"><text:s text:c="4"/>gl_Position = vec4(aPos.x + x_o, aPos.y + y_o, 0, 1);</text:p>
      <text:p text:style-name="P5">}</text:p>
      <text:h text:style-name="P2" text:outline-level="1">Entity.hpp:</text:h>
      <text:p text:style-name="P5">#ifndef ENTITY_HPP</text:p>
      <text:p text:style-name="P5">#define ENTITY_HPP</text:p>
      <text:p text:style-name="P5"/>
      <text:p text:style-name="P5">// clang-format off</text:p>
      <text:p text:style-name="P5">#include &lt;glad.h&gt;</text:p>
      <text:p text:style-name="P5">#include "GLFW/glfw3.h"</text:p>
      <text:p text:style-name="P5">// clang-format on</text:p>
      <text:p text:style-name="P5"/>
      <text:p text:style-name="P5">#define GLT_IMPORTS</text:p>
      <text:p text:style-name="P5">#include &lt;gltext.h&gt;</text:p>
      <text:p text:style-name="P5"/>
      <text:p text:style-name="P5">#include &lt;cstdio&gt;</text:p>
      <text:p text:style-name="P5">#include &lt;iostream&gt;</text:p>
      <text:p text:style-name="P5">#include &lt;stb_image.hpp&gt;</text:p>
      <text:p text:style-name="P5"/>
      <text:p text:style-name="P5">#include "Shader.hpp"</text:p>
      <text:p text:style-name="P5"/>
      <text:p text:style-name="P5">struct Entity {</text:p>
      <text:p text:style-name="P5"><text:s text:c="4"/>virtual auto draw() const noexcept -&gt; void = 0;</text:p>
      <text:p text:style-name="P5"/>
      <text:p text:style-name="P5"><text:s text:c="4"/>Entity(float in_x, float in_y) noexcept;</text:p>
      <text:p text:style-name="P5"><text:s text:c="4"/>Entity(const Entity &amp;) noexcept = default;</text:p>
      <text:p text:style-name="P5"><text:s text:c="4"/>Entity(Entity &amp;&amp;) noexcept = default;</text:p>
      <text:p text:style-name="P5"><text:s text:c="4"/>auto operator=(const Entity &amp;) noexcept -&gt; Entity &amp; = default;</text:p>
      <text:p text:style-name="P5"><text:s text:c="4"/>auto operator=(Entity &amp;&amp;) noexcept -&gt; Entity &amp; = default;</text:p>
      <text:p text:style-name="P5"><text:s text:c="4"/>virtual ~Entity() = default;</text:p>
      <text:p text:style-name="P5"/>
      <text:p text:style-name="P5"><text:s text:c="4"/>float x, y;</text:p>
      <text:p text:style-name="P5">};</text:p>
      <text:p text:style-name="P5"/>
      <text:p text:style-name="P5">struct Ball : Entity {</text:p>
      <text:p text:style-name="P5"><text:s text:c="4"/>auto draw() const noexcept -&gt; void override;</text:p>
      <text:p text:style-name="P5"/>
      <text:p text:style-name="P5"><text:s text:c="4"/>[[nodiscard]] auto radius() const noexcept -&gt; float;</text:p>
      <text:p text:style-name="P5"/>
      <text:p text:style-name="P5"><text:s text:c="4"/>Ball(float in_x, float in_y, float ratio, float in_r) noexcept;</text:p>
      <text:p text:style-name="P5"/>
      <text:p text:style-name="P5"><text:s text:c="3"/>private:</text:p>
      <text:p text:style-name="P5"><text:s text:c="4"/>unsigned int m_VAO;</text:p>
      <text:p text:style-name="P5"><text:s text:c="4"/>unsigned int m_TEX;</text:p>
      <text:p text:style-name="P5"><text:soft-page-break/><text:s text:c="4"/>Shader m_shader;</text:p>
      <text:p text:style-name="P5"><text:s text:c="4"/>float m_radius;</text:p>
      <text:p text:style-name="P5"/>
      <text:p text:style-name="P5"><text:s text:c="3"/>public:</text:p>
      <text:p text:style-name="P5"><text:s text:c="4"/>float dx{}, dy{};</text:p>
      <text:p text:style-name="P5">};</text:p>
      <text:p text:style-name="P5"/>
      <text:p text:style-name="P5">struct Board : Entity {</text:p>
      <text:p text:style-name="P5"><text:s text:c="4"/>auto draw() const noexcept -&gt; void override;</text:p>
      <text:p text:style-name="P5"/>
      <text:p text:style-name="P5"><text:s text:c="4"/>[[nodiscard]] auto width() const noexcept -&gt; float;</text:p>
      <text:p text:style-name="P5"/>
      <text:p text:style-name="P5"><text:s text:c="4"/>[[nodiscard]] auto height() const noexcept -&gt; float;</text:p>
      <text:p text:style-name="P5"/>
      <text:p text:style-name="P5"><text:s text:c="4"/>[[nodiscard]] auto speed() const noexcept -&gt; float;</text:p>
      <text:p text:style-name="P5"/>
      <text:p text:style-name="P5"><text:s text:c="4"/>Board(float in_x, float in_y, float ratio, float h_w, float h_h) noexcept;</text:p>
      <text:p text:style-name="P5"/>
      <text:p text:style-name="P5"><text:s text:c="3"/>private:</text:p>
      <text:p text:style-name="P5"><text:s text:c="4"/>unsigned int m_VAO;</text:p>
      <text:p text:style-name="P5"><text:s text:c="4"/>Shader m_shader;</text:p>
      <text:p text:style-name="P5"><text:s text:c="4"/>float m_speed;</text:p>
      <text:p text:style-name="P5"><text:s text:c="4"/>float m_width, m_height;</text:p>
      <text:p text:style-name="P5">};</text:p>
      <text:p text:style-name="P5"/>
      <text:p text:style-name="P5">struct Text : Entity {</text:p>
      <text:p text:style-name="P5"><text:s text:c="4"/>auto draw() const noexcept -&gt; void override;</text:p>
      <text:p text:style-name="P5"/>
      <text:p text:style-name="P5"><text:s text:c="4"/>[[nodiscard]] auto value() const noexcept -&gt; unsigned int;</text:p>
      <text:p text:style-name="P5"/>
      <text:p text:style-name="P5"><text:s text:c="4"/>auto operator++() noexcept -&gt; void;</text:p>
      <text:p text:style-name="P5"/>
      <text:p text:style-name="P5"><text:s text:c="4"/>// В отличие от остальных структур, x и y отсчитываются с левого верхнего</text:p>
      <text:p text:style-name="P5"><text:s text:c="4"/>// угла экрана</text:p>
      <text:p text:style-name="P5"><text:s text:c="4"/>Text(float in_x, float in_y, float in_s, unsigned int value, float red,</text:p>
      <text:p text:style-name="P5"><text:s text:c="9"/>float green) noexcept;</text:p>
      <text:p text:style-name="P5"/>
      <text:p text:style-name="P5"><text:s text:c="4"/>Text(const Text &amp;) noexcept = delete;</text:p>
      <text:p text:style-name="P5"><text:s text:c="4"/>Text(Text &amp;&amp;) noexcept = delete;</text:p>
      <text:p text:style-name="P5"><text:s text:c="4"/>auto operator=(const Text &amp;) noexcept -&gt; Text &amp; = delete;</text:p>
      <text:p text:style-name="P5"><text:s text:c="4"/>auto operator=(Text &amp;&amp;) noexcept -&gt; Text &amp; = delete;</text:p>
      <text:p text:style-name="P5"/>
      <text:p text:style-name="P5"><text:s text:c="4"/>~Text() override;</text:p>
      <text:p text:style-name="P5"/>
      <text:p text:style-name="P5"><text:s text:c="3"/>private:</text:p>
      <text:p text:style-name="P5"><text:s text:c="4"/>GLTtext *m_txt;</text:p>
      <text:p text:style-name="P5"><text:soft-page-break/><text:s text:c="4"/>float m_scale;</text:p>
      <text:p text:style-name="P5"><text:s text:c="4"/>unsigned int m_val;</text:p>
      <text:p text:style-name="P5"><text:s text:c="4"/>float m_color[2];</text:p>
      <text:p text:style-name="P5">};</text:p>
      <text:p text:style-name="P5"/>
      <text:p text:style-name="P5">#endif</text:p>
      <text:h text:style-name="P2" text:outline-level="1">Entity.cpp:</text:h>
      <text:p text:style-name="P5">#include "Entity.hpp"</text:p>
      <text:p text:style-name="P5"/>
      <text:p text:style-name="P5">Entity::Entity(float in_x, float in_y) noexcept : x{in_x}, y{in_y} {}</text:p>
      <text:p text:style-name="P5"/>
      <text:p text:style-name="P5">auto Ball::draw() const noexcept -&gt; void {</text:p>
      <text:p text:style-name="P5"><text:s text:c="4"/>glBindVertexArray(m_VAO);</text:p>
      <text:p text:style-name="P5"><text:s text:c="4"/>glBindTexture(GL_TEXTURE_2D, m_TEX);</text:p>
      <text:p text:style-name="P5"><text:s text:c="4"/>m_shader.use();</text:p>
      <text:p text:style-name="P5"><text:s text:c="4"/>m_shader.setFloat("x_o", x);</text:p>
      <text:p text:style-name="P5"><text:s text:c="4"/>m_shader.setFloat("y_o", y);</text:p>
      <text:p text:style-name="P5"/>
      <text:p text:style-name="P5"><text:s text:c="4"/>glDrawElements(GL_TRIANGLES, 6, GL_UNSIGNED_SHORT, nullptr); <text:s/>// NOLINT</text:p>
      <text:p text:style-name="P5">}</text:p>
      <text:p text:style-name="P5"/>
      <text:p text:style-name="P5">auto Ball::radius() const noexcept -&gt; float { return m_radius; }</text:p>
      <text:p text:style-name="P5"/>
      <text:p text:style-name="P5">Ball::Ball(float in_x, float in_y, float ratio, float in_r) noexcept</text:p>
      <text:p text:style-name="P5"><text:s text:c="4"/>: Entity{in_x, in_y},</text:p>
      <text:p text:style-name="P5"><text:s text:c="6"/>m_shader{"src/BallVS.glsl", "src/BallFS.glsl"},</text:p>
      <text:p text:style-name="P5"><text:s text:c="6"/>m_radius{in_r} {</text:p>
      <text:p text:style-name="P5"><text:s text:c="4"/>unsigned int VAOid;</text:p>
      <text:p text:style-name="P5"><text:s text:c="4"/>glGenVertexArrays(1, &amp;VAOid);</text:p>
      <text:p text:style-name="P5"><text:s text:c="4"/>m_VAO = VAOid;</text:p>
      <text:p text:style-name="P5"><text:s text:c="4"/>glBindVertexArray(VAOid);</text:p>
      <text:p text:style-name="P5"/>
      <text:p text:style-name="P5"><text:s text:c="4"/>// clang-format off</text:p>
      <text:p text:style-name="P5"><text:s text:c="8"/>float vertices[] = {</text:p>
      <text:p text:style-name="P5"><text:s text:c="12"/>-m_radius * ratio, m_radius, 0.0f, 1.0f, <text:s/>// NOLINT</text:p>
      <text:p text:style-name="P5"><text:s text:c="12"/>m_radius * ratio, m_radius, 1.0f, 1.0f, <text:s text:c="2"/>// NOLINT</text:p>
      <text:p text:style-name="P5"><text:s text:c="12"/>m_radius * ratio, -m_radius, 1.0f, 0.0f, <text:s/>// NOLINT</text:p>
      <text:p text:style-name="P5"><text:s text:c="12"/>-m_radius * ratio, -m_radius, 0.0f, 0.0f <text:s/>// NOLINT</text:p>
      <text:p text:style-name="P5"><text:s text:c="8"/>};</text:p>
      <text:p text:style-name="P5"><text:s text:c="4"/>// clang-format on</text:p>
      <text:p text:style-name="P5"><text:s text:c="4"/>unsigned short indices[] = {0, 1, 2, 0, 2, 3};</text:p>
      <text:p text:style-name="P5"><text:s text:c="4"/>unsigned int VBOid;</text:p>
      <text:p text:style-name="P5"><text:s text:c="4"/>glGenBuffers(1, &amp;VBOid);</text:p>
      <text:p text:style-name="P5"><text:s text:c="4"/>glBindBuffer(GL_ARRAY_BUFFER, VBOid);</text:p>
      <text:p text:style-name="P5"><text:s text:c="4"/>glBufferData(GL_ARRAY_BUFFER, sizeof(vertices), vertices, GL_STATIC_DRAW);</text:p>
      <text:p text:style-name="P5"><text:soft-page-break/></text:p>
      <text:p text:style-name="P5"><text:s text:c="4"/>unsigned int EBOid;</text:p>
      <text:p text:style-name="P5"><text:s text:c="4"/>glGenBuffers(1, &amp;EBOid);</text:p>
      <text:p text:style-name="P5"><text:s text:c="4"/>glBindBuffer(GL_ELEMENT_ARRAY_BUFFER, EBOid);</text:p>
      <text:p text:style-name="P5"><text:s text:c="4"/>glBufferData(GL_ELEMENT_ARRAY_BUFFER, sizeof(indices), indices,</text:p>
      <text:p text:style-name="P5"><text:s text:c="17"/>GL_STATIC_DRAW);</text:p>
      <text:p text:style-name="P5"/>
      <text:p text:style-name="P5"><text:s text:c="4"/>glEnableVertexAttribArray(0);</text:p>
      <text:p text:style-name="P5"><text:s text:c="4"/>glVertexAttribPointer(0, 2, GL_FLOAT, GL_FALSE, 4 * sizeof(float), nullptr);</text:p>
      <text:p text:style-name="P5"><text:s text:c="4"/>glEnableVertexAttribArray(1);</text:p>
      <text:p text:style-name="P5"><text:s text:c="4"/>glVertexAttribPointer(1, 2, GL_FLOAT, GL_FALSE, 4 * sizeof(float),</text:p>
      <text:p text:style-name="P5"><text:s text:c="26"/>(void *)(2 * sizeof(float))); <text:s/>// NOLINT</text:p>
      <text:p text:style-name="P5"/>
      <text:p text:style-name="P5"><text:s text:c="4"/>unsigned int balltx;</text:p>
      <text:p text:style-name="P5"><text:s text:c="4"/>glGenTextures(1, &amp;balltx);</text:p>
      <text:p text:style-name="P5"><text:s text:c="4"/>m_TEX = balltx;</text:p>
      <text:p text:style-name="P5"><text:s text:c="4"/>glActiveTexture(GL_TEXTURE1);</text:p>
      <text:p text:style-name="P5"><text:s text:c="4"/>glBindTexture(GL_TEXTURE_2D, balltx);</text:p>
      <text:p text:style-name="P5"/>
      <text:p text:style-name="P5"><text:s text:c="4"/>glTexParameteri(GL_TEXTURE_2D, GL_TEXTURE_WRAP_S, GL_CLAMP_TO_BORDER);</text:p>
      <text:p text:style-name="P5"><text:s text:c="4"/>glTexParameteri(GL_TEXTURE_2D, GL_TEXTURE_WRAP_T, GL_CLAMP_TO_BORDER);</text:p>
      <text:p text:style-name="P5"><text:s text:c="4"/>glTexParameteri(GL_TEXTURE_2D, GL_TEXTURE_MIN_FILTER,</text:p>
      <text:p text:style-name="P5"><text:s text:c="20"/>GL_LINEAR_MIPMAP_LINEAR);</text:p>
      <text:p text:style-name="P5"><text:s text:c="4"/>glTexParameteri(GL_TEXTURE_2D, GL_TEXTURE_MAG_FILTER, GL_LINEAR);</text:p>
      <text:p text:style-name="P5"/>
      <text:p text:style-name="P5"><text:s text:c="4"/>int width, height, nrChannels;</text:p>
      <text:p text:style-name="P5"><text:s text:c="4"/>stbi_set_flip_vertically_on_load(1);</text:p>
      <text:p text:style-name="P5"><text:s text:c="4"/>unsigned char *data =</text:p>
      <text:p text:style-name="P5"><text:s text:c="8"/>stbi_load("assets/ball.png", &amp;width, &amp;height, &amp;nrChannels, 0);</text:p>
      <text:p text:style-name="P5"><text:s text:c="4"/>if (data != nullptr) {</text:p>
      <text:p text:style-name="P5"><text:s text:c="8"/>glTexImage2D(GL_TEXTURE_2D, 0, GL_RGBA, width, height, 0, GL_RGBA,</text:p>
      <text:p text:style-name="P5"><text:s text:c="21"/>GL_UNSIGNED_BYTE, data);</text:p>
      <text:p text:style-name="P5"><text:s text:c="8"/>glGenerateMipmap(GL_TEXTURE_2D);</text:p>
      <text:p text:style-name="P5"><text:s text:c="4"/>} else</text:p>
      <text:p text:style-name="P5"><text:s text:c="8"/>puts("Ошибка при загрузке изображения!");</text:p>
      <text:p text:style-name="P5"><text:s text:c="4"/>stbi_image_free(data);</text:p>
      <text:p text:style-name="P5"/>
      <text:p text:style-name="P5"><text:s text:c="4"/>m_shader.setInt("tex", 1);</text:p>
      <text:p text:style-name="P5">}</text:p>
      <text:p text:style-name="P5"/>
      <text:p text:style-name="P5">auto Board::draw() const noexcept -&gt; void {</text:p>
      <text:p text:style-name="P5"><text:s text:c="4"/>glBindVertexArray(m_VAO);</text:p>
      <text:p text:style-name="P5"><text:s text:c="4"/>m_shader.use();</text:p>
      <text:p text:style-name="P5"><text:s text:c="4"/>m_shader.setFloat("x_o", x);</text:p>
      <text:p text:style-name="P5"><text:s text:c="4"/>m_shader.setFloat("y_o", y);</text:p>
      <text:p text:style-name="P5"/>
      <text:p text:style-name="P5"><text:soft-page-break/><text:s text:c="4"/>glDrawElements(GL_TRIANGLES, 6, GL_UNSIGNED_SHORT, nullptr); <text:s/>// NOLINT</text:p>
      <text:p text:style-name="P5">}</text:p>
      <text:p text:style-name="P5"/>
      <text:p text:style-name="P5">auto Board::width() const noexcept -&gt; float { return m_width; }</text:p>
      <text:p text:style-name="P5"/>
      <text:p text:style-name="P5">auto Board::height() const noexcept -&gt; float { return m_height; }</text:p>
      <text:p text:style-name="P5"/>
      <text:p text:style-name="P5">auto Board::speed() const noexcept -&gt; float { return m_speed; }</text:p>
      <text:p text:style-name="P5"/>
      <text:p text:style-name="P5">Board::Board(float in_x, float in_y, float ratio, float h_w, float h_h) noexcept</text:p>
      <text:p text:style-name="P5"><text:s text:c="4"/>: Entity{in_x, in_y},</text:p>
      <text:p text:style-name="P5"><text:s text:c="6"/>m_shader{"src/BoardVS.glsl", "src/BoardFS.glsl"},</text:p>
      <text:p text:style-name="P5"><text:s text:c="6"/>m_speed{1.8f}, <text:s/>// NOLINT</text:p>
      <text:p text:style-name="P5"><text:s text:c="6"/>m_width{h_w * ratio},</text:p>
      <text:p text:style-name="P5"><text:s text:c="6"/>m_height{h_h} {</text:p>
      <text:p text:style-name="P5"><text:s text:c="4"/>unsigned int VAOid;</text:p>
      <text:p text:style-name="P5"><text:s text:c="4"/>glGenVertexArrays(1, &amp;VAOid);</text:p>
      <text:p text:style-name="P5"><text:s text:c="4"/>m_VAO = VAOid;</text:p>
      <text:p text:style-name="P5"><text:s text:c="4"/>glBindVertexArray(VAOid);</text:p>
      <text:p text:style-name="P5"/>
      <text:p text:style-name="P5"><text:s text:c="4"/>float vertices[] = {-m_width, h_h, <text:s/>m_width, <text:s/>h_h,</text:p>
      <text:p text:style-name="P5"><text:s text:c="24"/>m_width, <text:s/>-h_h, -m_width, -h_h};</text:p>
      <text:p text:style-name="P5"><text:s text:c="4"/>unsigned short indices[] = {0, 1, 2, 0, 2, 3};</text:p>
      <text:p text:style-name="P5"><text:s text:c="4"/>unsigned int VBOid;</text:p>
      <text:p text:style-name="P5"><text:s text:c="4"/>glGenBuffers(1, &amp;VBOid);</text:p>
      <text:p text:style-name="P5"><text:s text:c="4"/>glBindBuffer(GL_ARRAY_BUFFER, VBOid);</text:p>
      <text:p text:style-name="P5"><text:s text:c="4"/>glBufferData(GL_ARRAY_BUFFER, sizeof(vertices), vertices, GL_STATIC_DRAW);</text:p>
      <text:p text:style-name="P5"/>
      <text:p text:style-name="P5"><text:s text:c="4"/>unsigned int EBOid;</text:p>
      <text:p text:style-name="P5"><text:s text:c="4"/>glGenBuffers(1, &amp;EBOid);</text:p>
      <text:p text:style-name="P5"><text:s text:c="4"/>glBindBuffer(GL_ELEMENT_ARRAY_BUFFER, EBOid);</text:p>
      <text:p text:style-name="P5"><text:s text:c="4"/>glBufferData(GL_ELEMENT_ARRAY_BUFFER, sizeof(indices), indices,</text:p>
      <text:p text:style-name="P5"><text:s text:c="17"/>GL_STATIC_DRAW);</text:p>
      <text:p text:style-name="P5"/>
      <text:p text:style-name="P5"><text:s text:c="4"/>glEnableVertexAttribArray(0);</text:p>
      <text:p text:style-name="P5"><text:s text:c="4"/>glVertexAttribPointer(0, 2, GL_FLOAT, GL_FALSE, 0, nullptr);</text:p>
      <text:p text:style-name="P5">}</text:p>
      <text:p text:style-name="P5"/>
      <text:p text:style-name="P5">auto Text::draw() const noexcept -&gt; void {</text:p>
      <text:p text:style-name="P5"><text:s text:c="4"/>gltBeginDraw();</text:p>
      <text:p text:style-name="P5"/>
      <text:p text:style-name="P5"><text:s text:c="4"/>char str[30]; <text:s text:c="14"/>// NOLINT</text:p>
      <text:p text:style-name="P5"><text:s text:c="4"/>sprintf(str, "%u", m_val); <text:s/>// NOLINT</text:p>
      <text:p text:style-name="P5"><text:s text:c="4"/>gltSetText(m_txt, str);</text:p>
      <text:p text:style-name="P5"/>
      <text:p text:style-name="P5"><text:s text:c="4"/>gltColor(m_color[0], m_color[1], 0, 1);</text:p>
      <text:p text:style-name="P5"><text:soft-page-break/><text:s text:c="4"/>gltDrawText2D(m_txt, x, y, m_scale);</text:p>
      <text:p text:style-name="P5"/>
      <text:p text:style-name="P5"><text:s text:c="4"/>gltEndDraw();</text:p>
      <text:p text:style-name="P5">}</text:p>
      <text:p text:style-name="P5"/>
      <text:p text:style-name="P5">auto Text::value() const noexcept -&gt; unsigned int { return m_val; }</text:p>
      <text:p text:style-name="P5"/>
      <text:p text:style-name="P5">auto Text::operator++() noexcept -&gt; void { ++m_val; }</text:p>
      <text:p text:style-name="P5"/>
      <text:p text:style-name="P5">Text::Text(float in_x, float in_y, float in_s, unsigned int value, float red,</text:p>
      <text:p text:style-name="P5"><text:s text:c="11"/>float green) noexcept</text:p>
      <text:p text:style-name="P5"><text:s text:c="4"/>: Entity{in_x, in_y},</text:p>
      <text:p text:style-name="P5"><text:s text:c="6"/>m_txt{gltCreateText()},</text:p>
      <text:p text:style-name="P5"><text:s text:c="6"/>m_scale{in_s},</text:p>
      <text:p text:style-name="P5"><text:s text:c="6"/>m_val{value},</text:p>
      <text:p text:style-name="P5"><text:s text:c="6"/>m_color{red, green} {}</text:p>
      <text:p text:style-name="P5"/>
      <text:p text:style-name="P5">Text::~Text() { gltDeleteText(m_txt); }</text:p>
      <text:h text:style-name="P2" text:outline-level="1">GLContext.hpp:</text:h>
      <text:p text:style-name="P5">#ifndef GLCONTEXT_HPP</text:p>
      <text:p text:style-name="P5">#define GLCONTEXT_HPP</text:p>
      <text:p text:style-name="P5"/>
      <text:p text:style-name="P5">// clang-format off</text:p>
      <text:p text:style-name="P5">#include &lt;glad.h&gt;</text:p>
      <text:p text:style-name="P5">#include "GLFW/glfw3.h"</text:p>
      <text:p text:style-name="P5">// clang-format on</text:p>
      <text:p text:style-name="P5"/>
      <text:p text:style-name="P5">#include &lt;cstdio&gt;</text:p>
      <text:p text:style-name="P5">#include &lt;cstdlib&gt;</text:p>
      <text:p text:style-name="P5"/>
      <text:p text:style-name="P5">struct GLContext {</text:p>
      <text:p text:style-name="P5"><text:s text:c="4"/>[[nodiscard]] auto window() const noexcept -&gt; GLFWwindow *;</text:p>
      <text:p text:style-name="P5"/>
      <text:p text:style-name="P5"><text:s text:c="4"/>[[nodiscard]] auto ratio() const noexcept -&gt; float;</text:p>
      <text:p text:style-name="P5"/>
      <text:p text:style-name="P5"><text:s text:c="4"/>GLContext() noexcept;</text:p>
      <text:p text:style-name="P5"><text:s text:c="4"/>GLContext(const GLContext &amp;) noexcept = delete;</text:p>
      <text:p text:style-name="P5"><text:s text:c="4"/>GLContext(GLContext &amp;&amp;) noexcept = delete;</text:p>
      <text:p text:style-name="P5"><text:s text:c="4"/>auto operator=(const GLContext &amp;) noexcept -&gt; GLContext &amp; = delete;</text:p>
      <text:p text:style-name="P5"><text:s text:c="4"/>auto operator=(GLContext &amp;&amp;) noexcept -&gt; GLContext &amp; = delete;</text:p>
      <text:p text:style-name="P5"><text:s text:c="4"/>~GLContext();</text:p>
      <text:p text:style-name="P5"/>
      <text:p text:style-name="P5"><text:s text:c="3"/>private:</text:p>
      <text:p text:style-name="P5"><text:s text:c="4"/>GLFWwindow *m_window;</text:p>
      <text:p text:style-name="P5"><text:s text:c="4"/>float m_ratio;</text:p>
      <text:p text:style-name="P5"><text:soft-page-break/>};</text:p>
      <text:p text:style-name="P5"/>
      <text:p text:style-name="P5">#endif</text:p>
      <text:h text:style-name="P3" text:outline-level="1">GLContext.cpp:</text:h>
      <text:p text:style-name="P6">#include "GLContext.hpp"</text:p>
      <text:p text:style-name="P6"/>
      <text:p text:style-name="P6">#define GLT_IMPORTS</text:p>
      <text:p text:style-name="P6">#include &lt;gltext.h&gt;</text:p>
      <text:p text:style-name="P6"/>
      <text:p text:style-name="P6">auto GLContext::window() const noexcept -&gt; GLFWwindow * { return m_window; }</text:p>
      <text:p text:style-name="P6"/>
      <text:p text:style-name="P6">auto GLContext::ratio() const noexcept -&gt; float { return m_ratio; }</text:p>
      <text:p text:style-name="P6"/>
      <text:p text:style-name="P6">GLContext::GLContext() noexcept {</text:p>
      <text:p text:style-name="P6"><text:s text:c="4"/>if (glfwInit() == 0) {</text:p>
      <text:p text:style-name="P6"><text:s text:c="8"/>puts("Ошибка при инициализации GLFW!");</text:p>
      <text:p text:style-name="P6"><text:s text:c="8"/>exit(1); <text:s/>// NOLINT</text:p>
      <text:p text:style-name="P6"><text:s text:c="4"/>}</text:p>
      <text:p text:style-name="P6"/>
      <text:p text:style-name="P6"><text:s text:c="4"/>glfwWindowHint(GLFW_CONTEXT_VERSION_MAJOR, 3);</text:p>
      <text:p text:style-name="P6"><text:s text:c="4"/>glfwWindowHint(GLFW_CONTEXT_VERSION_MINOR, 3);</text:p>
      <text:p text:style-name="P6"><text:s text:c="4"/>glfwWindowHint(GLFW_OPENGL_PROFILE, GLFW_OPENGL_CORE_PROFILE);</text:p>
      <text:p text:style-name="P6"/>
      <text:p text:style-name="P6"><text:s text:c="4"/>glfwWindowHint(GLFW_AUTO_ICONIFY, GLFW_FALSE);</text:p>
      <text:p text:style-name="P6"/>
      <text:p text:style-name="P6"><text:s text:c="4"/>GLFWmonitor *monitor = glfwGetPrimaryMonitor();</text:p>
      <text:p text:style-name="P6"><text:s text:c="4"/>const GLFWvidmode *mode = glfwGetVideoMode(monitor);</text:p>
      <text:p text:style-name="P6"><text:s text:c="4"/>m_ratio = (float)mode-&gt;height / (float)mode-&gt;width;</text:p>
      <text:p text:style-name="P6"/>
      <text:p text:style-name="P6"><text:s text:c="4"/>glfwWindowHint(GLFW_RED_BITS, mode-&gt;redBits);</text:p>
      <text:p text:style-name="P6"><text:s text:c="4"/>glfwWindowHint(GLFW_GREEN_BITS, mode-&gt;greenBits);</text:p>
      <text:p text:style-name="P6"><text:s text:c="4"/>glfwWindowHint(GLFW_BLUE_BITS, mode-&gt;blueBits);</text:p>
      <text:p text:style-name="P6"><text:s text:c="4"/>glfwWindowHint(GLFW_REFRESH_RATE, mode-&gt;refreshRate);</text:p>
      <text:p text:style-name="P6"/>
      <text:p text:style-name="P6"><text:s text:c="4"/>m_window =</text:p>
      <text:p text:style-name="P6"><text:s text:c="8"/>glfwCreateWindow(mode-&gt;width, mode-&gt;height, "CURSE", monitor, nullptr);</text:p>
      <text:p text:style-name="P6"><text:s text:c="4"/>if (m_window == nullptr) {</text:p>
      <text:p text:style-name="P6"><text:s text:c="8"/>puts("Ошибка при создании окна!");</text:p>
      <text:p text:style-name="P6"><text:s text:c="8"/>glfwTerminate();</text:p>
      <text:p text:style-name="P6"><text:s text:c="8"/>exit(1); <text:s/>// NOLINT</text:p>
      <text:p text:style-name="P6"><text:s text:c="4"/>}</text:p>
      <text:p text:style-name="P6"/>
      <text:p text:style-name="P6"><text:s text:c="4"/>glfwMakeContextCurrent(m_window);</text:p>
      <text:p text:style-name="P6"><text:s text:c="4"/>if (gladLoadGLLoader((GLADloadproc)glfwGetProcAddress) == <text:s/>// NOLINT</text:p>
      <text:p text:style-name="P6"><text:s text:c="8"/>0) {</text:p>
      <text:p text:style-name="P6"><text:soft-page-break/><text:s text:c="8"/>puts("Ошибка при инициализации Glad!");</text:p>
      <text:p text:style-name="P6"><text:s text:c="8"/>glfwTerminate();</text:p>
      <text:p text:style-name="P6"><text:s text:c="8"/>exit(1); <text:s/>// NOLINT</text:p>
      <text:p text:style-name="P6"><text:s text:c="4"/>}</text:p>
      <text:p text:style-name="P6"/>
      <text:p text:style-name="P6"><text:s text:c="4"/>glViewport(0, 0, mode-&gt;width, mode-&gt;height);</text:p>
      <text:p text:style-name="P6"/>
      <text:p text:style-name="P6"><text:s text:c="4"/>glEnable(GL_BLEND);</text:p>
      <text:p text:style-name="P6"><text:s text:c="4"/>glBlendFunc(GL_SRC_ALPHA, GL_ONE_MINUS_SRC_ALPHA);</text:p>
      <text:p text:style-name="P6"/>
      <text:p text:style-name="P6"><text:s text:c="4"/>glClearColor(0, 0, 0, 1);</text:p>
      <text:p text:style-name="P6"/>
      <text:p text:style-name="P6"><text:s text:c="4"/>if (gltInit() == 0) {</text:p>
      <text:p text:style-name="P6"><text:s text:c="8"/>puts("Ошибка при инициализации glText!\n");</text:p>
      <text:p text:style-name="P6"><text:s text:c="8"/>glfwTerminate();</text:p>
      <text:p text:style-name="P6"><text:s text:c="8"/>exit(1); <text:s/>// NOLINT</text:p>
      <text:p text:style-name="P6"><text:s text:c="4"/>}</text:p>
      <text:p text:style-name="P6">}</text:p>
      <text:p text:style-name="P6"/>
      <text:p text:style-name="P6">GLContext::~GLContext() {</text:p>
      <text:p text:style-name="P6"><text:s text:c="4"/>gltTerminate();</text:p>
      <text:p text:style-name="P6"><text:s text:c="4"/>glfwTerminate();</text:p>
      <text:p text:style-name="P6">}</text:p>
      <text:h text:style-name="P3" text:outline-level="1">Shader.hpp:</text:h>
      <text:p text:style-name="P6">#ifndef SHADER_HPP</text:p>
      <text:p text:style-name="P6">#define SHADER_HPP</text:p>
      <text:p text:style-name="P6"/>
      <text:p text:style-name="P6">#include &lt;fstream&gt;</text:p>
      <text:p text:style-name="P6">#include &lt;iostream&gt;</text:p>
      <text:p text:style-name="P6">#include &lt;sstream&gt;</text:p>
      <text:p text:style-name="P6">#include &lt;string&gt;</text:p>
      <text:p text:style-name="P6"/>
      <text:p text:style-name="P6">#include "glad.h"</text:p>
      <text:p text:style-name="P6"/>
      <text:p text:style-name="P6">struct Shader {</text:p>
      <text:p text:style-name="P6"><text:s text:c="4"/>Shader(const char *vertexPath, const char *fragmentPath);</text:p>
      <text:p text:style-name="P6"/>
      <text:p text:style-name="P6"><text:s text:c="4"/>void use() const noexcept;</text:p>
      <text:p text:style-name="P6"/>
      <text:p text:style-name="P6"><text:s text:c="4"/>void setInt(const std::string &amp;name, int value) const;</text:p>
      <text:p text:style-name="P6"><text:s text:c="4"/>void setFloat(const std::string &amp;name, float value) const;</text:p>
      <text:p text:style-name="P6"><text:s text:c="4"/>unsigned int ID;</text:p>
      <text:p text:style-name="P6">};</text:p>
      <text:p text:style-name="P6">#endif</text:p>
      <text:h text:style-name="P3" text:outline-level="1"><text:soft-page-break/>Shader.cpp:</text:h>
      <text:p text:style-name="P6">#include "Shader.hpp"</text:p>
      <text:p text:style-name="P6"/>
      <text:p text:style-name="P6">Shader::Shader(const char* vertexPath, const char* fragmentPath) {</text:p>
      <text:p text:style-name="P6"><text:s text:c="4"/>std::string vertexCode;</text:p>
      <text:p text:style-name="P6"><text:s text:c="4"/>std::string fragmentCode;</text:p>
      <text:p text:style-name="P6"><text:s text:c="4"/>std::ifstream vShaderFile;</text:p>
      <text:p text:style-name="P6"><text:s text:c="4"/>std::ifstream fShaderFile;</text:p>
      <text:p text:style-name="P6"/>
      <text:p text:style-name="P6"><text:s text:c="4"/>vShaderFile.exceptions(std::ifstream::failbit | std::ifstream::badbit);</text:p>
      <text:p text:style-name="P6"><text:s text:c="4"/>fShaderFile.exceptions(std::ifstream::failbit | std::ifstream::badbit);</text:p>
      <text:p text:style-name="P6"><text:s text:c="4"/>try {</text:p>
      <text:p text:style-name="P6"><text:s text:c="8"/>vShaderFile.open(vertexPath);</text:p>
      <text:p text:style-name="P6"><text:s text:c="8"/>fShaderFile.open(fragmentPath);</text:p>
      <text:p text:style-name="P6"><text:s text:c="8"/>std::stringstream vShaderStream, fShaderStream;</text:p>
      <text:p text:style-name="P6"/>
      <text:p text:style-name="P6"><text:s text:c="8"/>vShaderStream &lt;&lt; vShaderFile.rdbuf();</text:p>
      <text:p text:style-name="P6"><text:s text:c="8"/>fShaderStream &lt;&lt; fShaderFile.rdbuf();</text:p>
      <text:p text:style-name="P6"/>
      <text:p text:style-name="P6"><text:s text:c="8"/>vShaderFile.close();</text:p>
      <text:p text:style-name="P6"><text:s text:c="8"/>fShaderFile.close();</text:p>
      <text:p text:style-name="P6"/>
      <text:p text:style-name="P6"><text:s text:c="8"/>vertexCode = vShaderStream.str();</text:p>
      <text:p text:style-name="P6"><text:s text:c="8"/>fragmentCode = fShaderStream.str();</text:p>
      <text:p text:style-name="P6"><text:s text:c="4"/>} catch (std::ifstream::failure&amp; e) {</text:p>
      <text:p text:style-name="P6"><text:s text:c="8"/>puts("Ошибка при чтении файла!");</text:p>
      <text:p text:style-name="P6"><text:s text:c="4"/>}</text:p>
      <text:p text:style-name="P6"><text:s text:c="4"/>const char* vShaderCode = vertexCode.c_str();</text:p>
      <text:p text:style-name="P6"><text:s text:c="4"/>const char* fShaderCode = fragmentCode.c_str();</text:p>
      <text:p text:style-name="P6"/>
      <text:p text:style-name="P6"><text:s text:c="4"/>unsigned int VSid, FSid;</text:p>
      <text:p text:style-name="P6"><text:s text:c="4"/>int success;</text:p>
      <text:p text:style-name="P6"><text:s text:c="4"/>char infoLog[256]; <text:s/>// NOLINT</text:p>
      <text:p text:style-name="P6"/>
      <text:p text:style-name="P6"><text:s text:c="4"/>VSid = glCreateShader(GL_VERTEX_SHADER);</text:p>
      <text:p text:style-name="P6"><text:s text:c="4"/>glShaderSource(VSid, 1, &amp;vShaderCode, nullptr);</text:p>
      <text:p text:style-name="P6"><text:s text:c="4"/>glCompileShader(VSid);</text:p>
      <text:p text:style-name="P6"/>
      <text:p text:style-name="P6"><text:s text:c="4"/>glGetShaderiv(VSid, GL_COMPILE_STATUS, &amp;success);</text:p>
      <text:p text:style-name="P6"><text:s text:c="4"/>if (success == 0) {</text:p>
      <text:p text:style-name="P6"><text:s text:c="8"/>glGetShaderInfoLog(VSid, sizeof(infoLog), nullptr, infoLog);</text:p>
      <text:p text:style-name="P6"><text:s text:c="8"/>std::cout &lt;&lt; "Ошибка компиляции вершинного шейдера!\n"</text:p>
      <text:p text:style-name="P6"><text:s text:c="18"/>&lt;&lt; infoLog &lt;&lt; '\n';</text:p>
      <text:p text:style-name="P6"><text:s text:c="4"/>};</text:p>
      <text:p text:style-name="P6"/>
      <text:p text:style-name="P6"><text:soft-page-break/><text:s text:c="4"/>FSid = glCreateShader(GL_FRAGMENT_SHADER);</text:p>
      <text:p text:style-name="P6"><text:s text:c="4"/>glShaderSource(FSid, 1, &amp;fShaderCode, nullptr);</text:p>
      <text:p text:style-name="P6"><text:s text:c="4"/>glCompileShader(FSid);</text:p>
      <text:p text:style-name="P6"/>
      <text:p text:style-name="P6"><text:s text:c="4"/>glGetShaderiv(FSid, GL_COMPILE_STATUS, &amp;success);</text:p>
      <text:p text:style-name="P6"><text:s text:c="4"/>if (success == 0) {</text:p>
      <text:p text:style-name="P6"><text:s text:c="8"/>glGetShaderInfoLog(FSid, sizeof(infoLog), nullptr, infoLog);</text:p>
      <text:p text:style-name="P6"><text:s text:c="8"/>std::cout &lt;&lt; "Ошибка компиляции фрагментного шейдера!\n"</text:p>
      <text:p text:style-name="P6"><text:s text:c="18"/>&lt;&lt; infoLog &lt;&lt; '\n';</text:p>
      <text:p text:style-name="P6"><text:s text:c="4"/>};</text:p>
      <text:p text:style-name="P6"/>
      <text:p text:style-name="P6"><text:s text:c="4"/>ID = glCreateProgram();</text:p>
      <text:p text:style-name="P6"><text:s text:c="4"/>glAttachShader(ID, VSid);</text:p>
      <text:p text:style-name="P6"><text:s text:c="4"/>glAttachShader(ID, FSid);</text:p>
      <text:p text:style-name="P6"><text:s text:c="4"/>glLinkProgram(ID);</text:p>
      <text:p text:style-name="P6"/>
      <text:p text:style-name="P6"><text:s text:c="4"/>glGetProgramiv(ID, GL_LINK_STATUS, &amp;success);</text:p>
      <text:p text:style-name="P6"><text:s text:c="4"/>if (success == 0) {</text:p>
      <text:p text:style-name="P6"><text:s text:c="8"/>glGetProgramInfoLog(ID, sizeof(infoLog), nullptr, infoLog);</text:p>
      <text:p text:style-name="P6"><text:s text:c="8"/>std::cout &lt;&lt; "Ошибка компановки программы!\n" &lt;&lt; infoLog &lt;&lt; '\n';</text:p>
      <text:p text:style-name="P6"><text:s text:c="4"/>}</text:p>
      <text:p text:style-name="P6"/>
      <text:p text:style-name="P6"><text:s text:c="4"/>glDeleteShader(VSid);</text:p>
      <text:p text:style-name="P6"><text:s text:c="4"/>glDeleteShader(FSid);</text:p>
      <text:p text:style-name="P6">}</text:p>
      <text:p text:style-name="P6"/>
      <text:p text:style-name="P6">void Shader::use() const noexcept { glUseProgram(ID); }</text:p>
      <text:p text:style-name="P6"/>
      <text:p text:style-name="P6">void Shader::setInt(const std::string&amp; name, int value) const {</text:p>
      <text:p text:style-name="P6"><text:s text:c="4"/>glUniform1i(glGetUniformLocation(ID, name.c_str()), value);</text:p>
      <text:p text:style-name="P6">}</text:p>
      <text:p text:style-name="P6"/>
      <text:p text:style-name="P6">void Shader::setFloat(const std::string&amp; name, float value) const {</text:p>
      <text:p text:style-name="P6"><text:s text:c="4"/>glUniform1f(glGetUniformLocation(ID, name.c_str()), value);</text:p>
      <text:p text:style-name="P6">}</text:p>
      <text:h text:style-name="P3" text:outline-level="1">main.cpp:</text:h>
      <text:p text:style-name="P6">#include &lt;numbers&gt;</text:p>
      <text:p text:style-name="P6">#include &lt;random&gt;</text:p>
      <text:p text:style-name="P6">#include &lt;vector&gt;</text:p>
      <text:p text:style-name="P6"/>
      <text:p text:style-name="P6">#define GLT_IMPLEMENTATION</text:p>
      <text:p text:style-name="P6">#include "Entity.hpp"</text:p>
      <text:p text:style-name="P6">#include "GLContext.hpp"</text:p>
      <text:p text:style-name="P6">#include "Shader.hpp"</text:p>
      <text:p text:style-name="P6"/>
      <text:p text:style-name="P6"><text:soft-page-break/>auto main() -&gt; int { <text:s/>// NOLINT</text:p>
      <text:p text:style-name="P6"><text:s text:c="4"/>GLContext context;</text:p>
      <text:p text:style-name="P6"/>
      <text:p text:style-name="P6"><text:s text:c="4"/>Ball ball{0, 0, context.ratio(), 0.05f}; <text:s text:c="14"/>// NOLINT</text:p>
      <text:p text:style-name="P6"><text:s text:c="4"/>Board player{-0.8f, 0, context.ratio(), 0.02f, 0.2f}; <text:s/>// NOLINT</text:p>
      <text:p text:style-name="P6"><text:s text:c="4"/>Board enemy{0.8f, 0, context.ratio(), 0.02f, 0.2f}; <text:s text:c="3"/>// NOLINT</text:p>
      <text:p text:style-name="P6"><text:s text:c="4"/>Text wins{0, 0, 10, 0, 0, 1}; <text:s text:c="25"/>// NOLINT</text:p>
      <text:p text:style-name="P6"><text:s text:c="4"/>Text losses{0, 120, 10, 0, 1, 0}; <text:s text:c="21"/>// NOLINT</text:p>
      <text:p text:style-name="P6"/>
      <text:p text:style-name="P6"><text:s text:c="4"/>std::vector&lt;Entity *&gt; scene_objs{&amp;ball, &amp;player, &amp;enemy, &amp;wins, &amp;losses};</text:p>
      <text:p text:style-name="P6"/>
      <text:p text:style-name="P6"><text:s text:c="4"/>std::random_device r_d;</text:p>
      <text:p text:style-name="P6"><text:s text:c="4"/>std::mt19937 gen{r_d()};</text:p>
      <text:p text:style-name="P6"><text:s text:c="4"/>std::uniform_real_distribution dist{-30.0f, 30.0f}; <text:s/>// NOLINT</text:p>
      <text:p text:style-name="P6"><text:s text:c="4"/>auto f_pi = std::numbers::pi_v&lt;float&gt;;</text:p>
      <text:p text:style-name="P6"><text:s text:c="4"/>auto ResetGame = [&amp;]() {</text:p>
      <text:p text:style-name="P6"><text:s text:c="8"/>player.y = 0;</text:p>
      <text:p text:style-name="P6"/>
      <text:p text:style-name="P6"><text:s text:c="8"/>ball.x = 0;</text:p>
      <text:p text:style-name="P6"><text:s text:c="8"/>ball.y = 0;</text:p>
      <text:p text:style-name="P6"><text:s text:c="8"/>float rand_deg{dist(gen)};</text:p>
      <text:p text:style-name="P6"><text:s text:c="8"/>ball.dx =</text:p>
      <text:p text:style-name="P6"><text:s text:c="12"/>cosf(rand_deg / 180 * f_pi) * 2.5f * context.ratio(); <text:s/>// NOLINT</text:p>
      <text:p text:style-name="P6"><text:s text:c="8"/>ball.dy = sinf(rand_deg / 180 * f_pi) * 2.5f; <text:s text:c="13"/>// NOLINT</text:p>
      <text:p text:style-name="P6"/>
      <text:p text:style-name="P6"><text:s text:c="8"/>enemy.y = 0;</text:p>
      <text:p text:style-name="P6"><text:s text:c="4"/>};</text:p>
      <text:p text:style-name="P6"/>
      <text:p text:style-name="P6"><text:s text:c="4"/>ResetGame();</text:p>
      <text:p text:style-name="P6"/>
      <text:p text:style-name="P6"><text:s text:c="4"/>float d_t{}, t_point{}, timer{};</text:p>
      <text:p text:style-name="P6"><text:s text:c="4"/>while (glfwWindowShouldClose(context.window()) == 0) {</text:p>
      <text:p text:style-name="P6"><text:s text:c="8"/>glClear(GL_COLOR_BUFFER_BIT);</text:p>
      <text:p text:style-name="P6"/>
      <text:p text:style-name="P6"><text:s text:c="8"/>auto t_curr = (float)glfwGetTime();</text:p>
      <text:p text:style-name="P6"><text:s text:c="8"/>d_t = t_curr - t_point;</text:p>
      <text:p text:style-name="P6"><text:s text:c="8"/>timer += d_t;</text:p>
      <text:p text:style-name="P6"><text:s text:c="8"/>t_point = t_curr;</text:p>
      <text:p text:style-name="P6"/>
      <text:p text:style-name="P6"><text:s text:c="8"/>// Обновляем позицию игрока</text:p>
      <text:p text:style-name="P6"><text:s text:c="8"/>if (glfwGetKey(context.window(), GLFW_KEY_UP) == GLFW_PRESS and</text:p>
      <text:p text:style-name="P6"><text:s text:c="12"/>player.y &lt; 1 - player.height())</text:p>
      <text:p text:style-name="P6"><text:s text:c="12"/>player.y += player.speed() * d_t;</text:p>
      <text:p text:style-name="P6"><text:s text:c="8"/>if (glfwGetKey(context.window(), GLFW_KEY_DOWN) == GLFW_PRESS and</text:p>
      <text:p text:style-name="P6"><text:s text:c="12"/>player.y &gt; player.height() - 1)</text:p>
      <text:p text:style-name="P6"><text:s text:c="12"/>player.y -= player.speed() * d_t;</text:p>
      <text:p text:style-name="P6"><text:soft-page-break/><text:s text:c="8"/>if (glfwGetKey(context.window(), GLFW_KEY_SPACE) == GLFW_PRESS)</text:p>
      <text:p text:style-name="P6"><text:s text:c="12"/>ResetGame();</text:p>
      <text:p text:style-name="P6"/>
      <text:p text:style-name="P6"><text:s text:c="8"/>// Обновляем позицию шара</text:p>
      <text:p text:style-name="P6"><text:s text:c="8"/>ball.x += ball.dx * d_t;</text:p>
      <text:p text:style-name="P6"><text:s text:c="8"/>ball.y += ball.dy * d_t;</text:p>
      <text:p text:style-name="P6"/>
      <text:p text:style-name="P6"><text:s text:c="8"/>// Обновляем позицию противника</text:p>
      <text:p text:style-name="P6"><text:s text:c="8"/>if (ball.y &gt; enemy.height() - 1 and ball.y &lt; 1 - enemy.height()) {</text:p>
      <text:p text:style-name="P6"><text:s text:c="12"/>float diff = ball.y - enemy.y &gt; 0 ? 1 : -1;</text:p>
      <text:p text:style-name="P6"><text:s text:c="12"/>enemy.y += enemy.speed() * 0.7f * diff * d_t; <text:s/>// NOLINT</text:p>
      <text:p text:style-name="P6"><text:s text:c="8"/>}</text:p>
      <text:p text:style-name="P6"/>
      <text:p text:style-name="P6"><text:s text:c="8"/>// Отскок мяча от вехрней и нижней частей экрана</text:p>
      <text:p text:style-name="P6"><text:s text:c="8"/>if (ball.y &gt; 1 - ball.radius() or ball.y &lt; ball.radius() - 1)</text:p>
      <text:p text:style-name="P6"><text:s text:c="12"/>ball.dy *= -1;</text:p>
      <text:p text:style-name="P6"/>
      <text:p text:style-name="P6"><text:s text:c="8"/>// Проверка на столкновение мяча с игроками</text:p>
      <text:p text:style-name="P6"><text:s text:c="8"/>for (const auto &amp;rect : {player, enemy}) {</text:p>
      <text:p text:style-name="P6"><text:s text:c="12"/>auto distx{std::abs(ball.x - rect.x)};</text:p>
      <text:p text:style-name="P6"><text:s text:c="12"/>auto disty{std::abs(ball.y - rect.y)};</text:p>
      <text:p text:style-name="P6"/>
      <text:p text:style-name="P6"><text:s text:c="12"/>if (timer &gt; 0.3) { <text:s/>// NOLINT</text:p>
      <text:p text:style-name="P6"><text:s text:c="16"/>bool hit = false;</text:p>
      <text:p text:style-name="P6"/>
      <text:p text:style-name="P6"><text:s text:c="16"/>// Л и П</text:p>
      <text:p text:style-name="P6"><text:s text:c="16"/>if (distx &lt;= rect.width() + ball.radius() * context.ratio() and</text:p>
      <text:p text:style-name="P6"><text:s text:c="20"/>disty &lt;= rect.height()) {</text:p>
      <text:p text:style-name="P6"><text:s text:c="20"/>ball.dx *= -1;</text:p>
      <text:p text:style-name="P6"><text:s text:c="20"/>hit = true;</text:p>
      <text:p text:style-name="P6"><text:s text:c="20"/>// В и Н</text:p>
      <text:p text:style-name="P6"><text:s text:c="16"/>} else if (disty &lt;= rect.height() + ball.radius() and</text:p>
      <text:p text:style-name="P6"><text:s text:c="27"/>distx &lt;= rect.width()) {</text:p>
      <text:p text:style-name="P6"><text:s text:c="20"/>ball.dy *= -1;</text:p>
      <text:p text:style-name="P6"><text:s text:c="20"/>hit = true;</text:p>
      <text:p text:style-name="P6"><text:s text:c="16"/>}</text:p>
      <text:p text:style-name="P6"/>
      <text:p text:style-name="P6"><text:s text:c="16"/>if (hit) {</text:p>
      <text:p text:style-name="P6"><text:s text:c="20"/>timer = 0;</text:p>
      <text:p text:style-name="P6"/>
      <text:p text:style-name="P6"><text:s text:c="20"/>// При отскоке от игрока мяч случайно отклоняется</text:p>
      <text:p text:style-name="P6"><text:s text:c="20"/>float rand_deg = dist(gen);</text:p>
      <text:p text:style-name="P6"><text:s text:c="20"/>ball.dx = ball.dx * cosf(rand_deg / 180 * f_pi) - <text:s/>// NOLINT</text:p>
      <text:p text:style-name="P6"><text:s text:c="30"/>ball.dy * sinf(rand_deg / 180 * f_pi); <text:s text:c="2"/>// NOLINT</text:p>
      <text:p text:style-name="P6"><text:s text:c="20"/>ball.dy = ball.dy * cosf(rand_deg / 180 * f_pi) + <text:s/>// NOLINT</text:p>
      <text:p text:style-name="P6"><text:s text:c="30"/>ball.dx * sinf(rand_deg / 180 * f_pi); <text:s text:c="2"/>// NOLINT</text:p>
      <text:p text:style-name="P6"><text:soft-page-break/></text:p>
      <text:p text:style-name="P6"><text:s text:c="20"/>// И ускоряется</text:p>
      <text:p text:style-name="P6"><text:s text:c="20"/>ball.dx *= 1.1f; <text:s/>// NOLINT</text:p>
      <text:p text:style-name="P6"><text:s text:c="20"/>ball.dy *= 1.1f; <text:s/>// NOLINT</text:p>
      <text:p text:style-name="P6"><text:s text:c="16"/>}</text:p>
      <text:p text:style-name="P6"><text:s text:c="12"/>}</text:p>
      <text:p text:style-name="P6"><text:s text:c="8"/>}</text:p>
      <text:p text:style-name="P6"/>
      <text:p text:style-name="P6"><text:s text:c="8"/>// Проверка на пропуск мяча</text:p>
      <text:p text:style-name="P6"><text:s text:c="8"/>if (ball.x &lt; player.x - player.width()) {</text:p>
      <text:p text:style-name="P6"><text:s text:c="12"/>++losses;</text:p>
      <text:p text:style-name="P6"><text:s text:c="12"/>ResetGame();</text:p>
      <text:p text:style-name="P6"><text:s text:c="8"/>}</text:p>
      <text:p text:style-name="P6"><text:s text:c="8"/>if (ball.x &gt; enemy.x + enemy.width()) {</text:p>
      <text:p text:style-name="P6"><text:s text:c="12"/>++wins;</text:p>
      <text:p text:style-name="P6"><text:s text:c="12"/>ResetGame();</text:p>
      <text:p text:style-name="P6"><text:s text:c="8"/>}</text:p>
      <text:p text:style-name="P6"/>
      <text:p text:style-name="P6"><text:s text:c="8"/>// Игра идёт до 10 очков</text:p>
      <text:p text:style-name="P6"><text:s text:c="8"/>if (wins.value() &gt; 9) { <text:s/>// NOLINT</text:p>
      <text:p text:style-name="P6"><text:s text:c="12"/>puts("Вы победили!");</text:p>
      <text:p text:style-name="P6"><text:s text:c="12"/>return 0;</text:p>
      <text:p text:style-name="P6"><text:s text:c="8"/>}</text:p>
      <text:p text:style-name="P6"><text:s text:c="8"/>if (losses.value() &gt; 9) { <text:s/>// NOLINT</text:p>
      <text:p text:style-name="P6"><text:s text:c="12"/>puts("Вы проиграли!");</text:p>
      <text:p text:style-name="P6"><text:s text:c="12"/>return 0;</text:p>
      <text:p text:style-name="P6"><text:s text:c="8"/>}</text:p>
      <text:p text:style-name="P6"/>
      <text:p text:style-name="P6"><text:s text:c="8"/>for (const auto &amp;obj : scene_objs) obj-&gt;draw();</text:p>
      <text:p text:style-name="P6"/>
      <text:p text:style-name="P6"><text:s text:c="8"/>glfwSwapBuffers(context.window());</text:p>
      <text:p text:style-name="P6"><text:s text:c="8"/>glfwPollEvents();</text:p>
      <text:p text:style-name="P6"><text:s text:c="4"/>}</text:p>
      <text:p text:style-name="P6"/>
      <text:p text:style-name="P6"><text:s text:c="4"/>return 0;</text:p>
      <text:p text:style-name="P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9d21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20:05:04.627616787</meta:creation-date>
    <dc:date>2022-12-26T15:49:42.140351981</dc:date>
    <meta:editing-duration>PT2H13M52S</meta:editing-duration>
    <meta:editing-cycles>10</meta:editing-cycles>
    <meta:generator>LibreOffice/7.4.3.2$Linux_X86_64 LibreOffice_project/40$Build-2</meta:generator>
    <meta:document-statistic meta:table-count="0" meta:image-count="0" meta:object-count="0" meta:page-count="15" meta:paragraph-count="519" meta:word-count="1882" meta:character-count="17909" meta:non-whitespace-character-count="13882"/>
  </office:meta>
</office:document-meta>
</file>